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KA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1 wate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table:formula="of:=AVERAGE([.B3:.B5])" office:value-type="float" office:value="0.686666666666667" calcext:value-type="float">
            <text:p>0.68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2 watk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9" calcext:value-type="float">
            <text:p>0.3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2" calcext:value-type="float">
            <text:p>0.342</text:p>
          </table:table-cell>
          <table:table-cell table:number-columns-repeated="3"/>
        </table:table-row>
        <table:table-row table:style-name="ro1">
          <table:table-cell/>
          <table:table-cell table:formula="of:=AVERAGE([.B9:.B11])" office:value-type="float" office:value="0.346" calcext:value-type="float">
            <text:p>0.34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4 watk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/>
          <table:table-cell table:formula="of:=AVERAGE([.B15:.B17])" office:value-type="float" office:value="0.238" calcext:value-type="float">
            <text:p>0.23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8 watk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/>
          <table:table-cell table:formula="of:=AVERAGE([.B21:.B23])" office:value-type="float" office:value="0.191666666666667" calcext:value-type="float">
            <text:p>0.191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watków</text:p>
          </table:table-cell>
          <table:table-cell office:value-type="string" calcext:value-type="string">
            <text:p>S(p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/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9]/[.C29]" office:value-type="float" office:value="1" calcext:value-type="float">
            <text:p>1</text:p>
          </table:table-cell>
          <table:table-cell table:formula="of:=[.B6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/[.B12]" office:value-type="float" office:value="1.96531791907514" calcext:value-type="float">
            <text:p>1.96531791907514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0.982658959537572" calcext:value-type="float">
            <text:p>0.982658959537572</text:p>
          </table:table-cell>
          <table:table-cell table:formula="of:=[.B12]"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6]/[.B18]" office:value-type="float" office:value="2.88515406162465" calcext:value-type="float">
            <text:p>2.88515406162465</text:p>
          </table:table-cell>
          <table:table-cell office:value-type="float" office:value="4" calcext:value-type="float">
            <text:p>4</text:p>
          </table:table-cell>
          <table:table-cell table:formula="of:=[.B31]/[.C31]" office:value-type="float" office:value="0.721288515406162" calcext:value-type="float">
            <text:p>0.721288515406162</text:p>
          </table:table-cell>
          <table:table-cell table:formula="of:=[.B18]"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/[.B24]" office:value-type="float" office:value="3.58260869565217" calcext:value-type="float">
            <text:p>3.58260869565217</text:p>
          </table:table-cell>
          <table:table-cell office:value-type="float" office:value="8" calcext:value-type="float">
            <text:p>8</text:p>
          </table:table-cell>
          <table:table-cell table:formula="of:=[.B32]/[.C32]" office:value-type="float" office:value="0.447826086956522" calcext:value-type="float">
            <text:p>0.447826086956522</text:p>
          </table:table-cell>
          <table:table-cell table:formula="of:=[.B24]" office:value-type="float" office:value="0.191666666666667" calcext:value-type="float">
            <text:p>0.191666666666667</text:p>
          </table:table-cell>
        </table:table-row>
      </table:table>
      <table:table table:name="VECTOR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1 wate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/>
          <table:table-cell table:formula="of:=AVERAGE([.B3:.B5])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2 watk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2" calcext:value-type="float">
            <text:p>0.102</text:p>
          </table:table-cell>
          <table:table-cell table:number-columns-repeated="3"/>
        </table:table-row>
        <table:table-row table:style-name="ro1">
          <table:table-cell/>
          <table:table-cell table:formula="of:=AVERAGE([.B9:.B11])" office:value-type="float" office:value="0.102" calcext:value-type="float">
            <text:p>0.1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4 watk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/>
          <table:table-cell table:formula="of:=AVERAGE([.B15:.B17])" office:value-type="float" office:value="0.074" calcext:value-type="float">
            <text:p>0.07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r pomiaru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8 watk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/>
          <table:table-cell table:formula="of:=AVERAGE([.B21:.B23])" office:value-type="float" office:value="0.0816666666666667" calcext:value-type="float">
            <text:p>0.081666666666667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 watków</text:p>
          </table:table-cell>
          <table:table-cell office:value-type="string" calcext:value-type="string">
            <text:p>S(p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/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9]/[.C29]" office:value-type="float" office:value="1" calcext:value-type="float">
            <text:p>1</text:p>
          </table:table-cell>
          <table:table-cell table:formula="of:=[.B6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/[.B12]" office:value-type="float" office:value="2.05882352941176" calcext:value-type="float">
            <text:p>2.05882352941176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1.02941176470588" calcext:value-type="float">
            <text:p>1.02941176470588</text:p>
          </table:table-cell>
          <table:table-cell table:formula="of:=[.B12]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6]/[.B18]" office:value-type="float" office:value="2.83783783783784" calcext:value-type="float">
            <text:p>2.83783783783784</text:p>
          </table:table-cell>
          <table:table-cell office:value-type="float" office:value="4" calcext:value-type="float">
            <text:p>4</text:p>
          </table:table-cell>
          <table:table-cell table:formula="of:=[.B31]/[.C31]" office:value-type="float" office:value="0.709459459459459" calcext:value-type="float">
            <text:p>0.709459459459459</text:p>
          </table:table-cell>
          <table:table-cell table:formula="of:=[.B18]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/[.B24]" office:value-type="float" office:value="2.57142857142857" calcext:value-type="float">
            <text:p>2.57142857142857</text:p>
          </table:table-cell>
          <table:table-cell office:value-type="float" office:value="8" calcext:value-type="float">
            <text:p>8</text:p>
          </table:table-cell>
          <table:table-cell table:formula="of:=[.B32]/[.C32]" office:value-type="float" office:value="0.321428571428571" calcext:value-type="float">
            <text:p>0.321428571428571</text:p>
          </table:table-cell>
          <table:table-cell table:formula="of:=[.B24]" office:value-type="float" office:value="0.0816666666666667" calcext:value-type="float">
            <text:p>0.081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8:16:48.782719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8:05:11.926309109</meta:creation-date>
    <dc:date>2022-01-21T08:43:49.637976338</dc:date>
    <meta:editing-duration>PT36M48S</meta:editing-duration>
    <meta:editing-cycles>7</meta:editing-cycles>
    <meta:generator>LibreOffice/7.1.7.2$Linux_X86_64 LibreOffice_project/10$Build-2</meta:generator>
    <meta:document-statistic meta:table-count="2" meta:cell-count="130" meta:object-count="0"/>
  </office:meta>
</office:document-meta>
</file>